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02cm" draw:marker-start-width="0.457cm" draw:marker-end-width="0.457cm" draw:fill="none" draw:textarea-horizontal-align="center" draw:textarea-vertical-align="middle" draw:fit-to-size="shrink-to-fit" fo:padding-top="0.175cm" fo:padding-bottom="0.175cm" fo:padding-left="0.3cm" fo:padding-right="0.3cm"/>
    </style:style>
    <style:style style:name="gr2" style:family="graphic" style:parent-style-name="standard">
      <style:graphic-properties svg:stroke-width="0.051cm" svg:stroke-color="#000000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start-width="0.381cm" draw:marker-end-width="0.381cm" draw:fill="none" draw:textarea-horizontal-align="center" draw:textarea-vertical-align="middle" draw:fit-to-size="shrink-to-fit" fo:padding-top="0.15cm" fo:padding-bottom="0.15cm" fo:padding-left="0.275cm" fo:padding-right="0.275cm"/>
    </style:style>
    <style:style style:name="gr4" style:family="graphic" style:parent-style-name="standard">
      <style:graphic-properties svg:stroke-width="0.102cm" draw:marker-start-width="0.457cm" draw:marker-end-width="0.457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051cm" draw:marker-start-width="0.381cm" draw:marker-end-width="0.38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102cm" draw:marker-start-width="0.457cm" draw:marker-end-width="0.457cm" draw:fill-color="#ffffff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051cm" svg:stroke-color="#000000" draw:marker-start-width="0.381cm" draw:marker-end-width="0.381cm" draw:fill-color="#ffffff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draw:marker-start-width="0.381cm" draw:marker-end-width="0.381cm" draw:fill-color="#ffffff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/>
      <style:text-properties fo:color="#000000"/>
    </style:style>
    <style:style style:name="P4" style:family="paragraph">
      <style:paragraph-properties fo:text-align="center"/>
      <style:text-properties fo:color="#000000" fo:font-size="18pt" style:font-size-asian="18pt" style:font-weight-asian="normal" style:font-size-complex="18pt"/>
    </style:style>
    <style:style style:name="P5" style:family="paragraph">
      <style:paragraph-properties fo:text-align="center"/>
      <style:text-properties fo:color="#c0c0c0" fo:font-size="18pt" style:font-size-asian="18pt" style:font-weight-asian="normal" style:font-size-complex="18pt"/>
    </style:style>
    <style:style style:name="P6" style:family="paragraph">
      <style:paragraph-properties fo:text-align="center"/>
      <style:text-properties fo:font-size="16pt" style:font-size-asian="16pt" style:font-size-complex="16pt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8pt"/>
    </style:style>
    <style:style style:name="T2" style:family="text">
      <style:text-properties fo:color="#000000" fo:font-size="18pt" style:font-size-asian="18pt" style:font-weight-asian="normal" style:font-size-complex="1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1" draw:id="id1" draw:layer="layout" svg:width="6.35cm" svg:height="1.676cm" svg:x="6.407cm" svg:y="0.1cm">
          <text:p text:style-name="P1"><text:span text:style-name="T1">Исходный код</text:span></text:p>
          <text:p text:style-name="P1"><text:span text:style-name="T1"><text:s/></text:span><text:span text:style-name="T1">на языке Fortran</text:span></text:p>
        </draw:rect>
        <draw:rect draw:style-name="gr2" draw:text-style-name="P4" xml:id="id9" draw:id="id9" draw:layer="layout" svg:width="4.445cm" svg:height="1.137cm" svg:x="14.598cm" svg:y="0.374cm">
          <text:p text:style-name="P3"><text:span text:style-name="T2">Модули</text:span></text:p>
        </draw:rect>
        <draw:rect draw:style-name="gr3" draw:text-style-name="P2" xml:id="id4" draw:id="id4" draw:layer="layout" svg:width="5.145cm" svg:height="1.769cm" svg:x="3.743cm" svg:y="6.555cm">
          <text:p text:style-name="P1"><text:span text:style-name="T1">host-код на</text:span></text:p>
          <text:p text:style-name="P1"><text:span text:style-name="T1"><text:s/></text:span><text:span text:style-name="T1">языке Fortran</text:span></text:p>
        </draw:rect>
        <draw:rect draw:style-name="gr4" draw:text-style-name="P2" xml:id="id6" draw:id="id6" draw:layer="layout" svg:width="7.82cm" svg:height="1.979cm" svg:x="2.383cm" svg:y="9.318cm">
          <text:p text:style-name="P1"><text:span text:style-name="T1">Компиляция host-кода</text:span></text:p>
          <text:p text:style-name="P1"><text:span text:style-name="T1">целевым компилятором</text:span></text:p>
        </draw:rect>
        <draw:custom-shape draw:style-name="gr5" draw:text-style-name="P2" xml:id="id2" draw:id="id2" draw:layer="layout" svg:width="4.78cm" svg:height="2.843cm" svg:x="7.213cm" svg:y="2.817cm">
          <text:p text:style-name="P1"><text:span text:style-name="T1">GForSca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3" draw:text-style-name="P2" xml:id="id3" draw:id="id3" draw:layer="layout" svg:width="5.145cm" svg:height="1.769cm" svg:x="10.344cm" svg:y="6.556cm">
          <text:p text:style-name="P1"><text:span text:style-name="T1">device-код на</text:span></text:p>
          <text:p text:style-name="P1"><text:span text:style-name="T1"><text:s/></text:span><text:span text:style-name="T1">языке Fortran</text:span></text:p>
        </draw:rect>
        <draw:rect draw:style-name="gr2" draw:text-style-name="P4" xml:id="id5" draw:id="id5" draw:layer="layout" svg:width="4.445cm" svg:height="1.137cm" svg:x="0.1cm" svg:y="4.483cm">
          <text:p text:style-name="P3"><text:span text:style-name="T2">Модули</text:span></text:p>
        </draw:rect>
        <draw:rect draw:style-name="gr6" draw:text-style-name="P2" xml:id="id8" draw:id="id8" draw:layer="layout" svg:width="4.445cm" svg:height="1.137cm" svg:x="14.601cm" svg:y="3.945cm">
          <text:p text:style-name="P1"><text:span text:style-name="T1">LLVM IR</text:span></text:p>
        </draw:rect>
        <draw:rect draw:style-name="gr6" draw:text-style-name="P2" xml:id="id10" draw:id="id10" draw:layer="layout" svg:width="4.906cm" svg:height="1.715cm" svg:x="20.707cm" svg:y="3.657cm">
          <text:p text:style-name="P1"><text:span text:style-name="T1">Оптимизир.</text:span></text:p>
          <text:p text:style-name="P1"><text:span text:style-name="T1">LLVM IR</text:span></text:p>
        </draw:rect>
        <draw:rect draw:style-name="gr6" draw:text-style-name="P2" xml:id="id11" draw:id="id11" draw:layer="layout" svg:width="4.106cm" svg:height="1.692cm" svg:x="21.102cm" svg:y="6.632cm">
          <text:p text:style-name="P1"><text:span text:style-name="T1">Генерация</text:span></text:p>
          <text:p text:style-name="P1"><text:span text:style-name="T1">C-кода</text:span></text:p>
        </draw:rect>
        <draw:rect draw:style-name="gr4" draw:text-style-name="P2" xml:id="id13" draw:id="id13" draw:layer="layout" svg:width="6.005cm" svg:height="1.979cm" svg:x="11.483cm" svg:y="9.319cm">
          <text:p text:style-name="P1"><text:span text:style-name="T1">Компиляция</text:span></text:p>
          <text:p text:style-name="P1"><text:span text:style-name="T1">device-кода nvcc</text:span></text:p>
        </draw:rect>
        <draw:rect draw:style-name="gr6" draw:text-style-name="P2" xml:id="id12" draw:id="id12" draw:layer="layout" svg:width="6.005cm" svg:height="1.979cm" svg:x="20.149cm" svg:y="9.322cm">
          <text:p text:style-name="P1"><text:span text:style-name="T1">Дополнительные</text:span></text:p>
          <text:p text:style-name="P1"><text:span text:style-name="T1">преобразования</text:span></text:p>
        </draw:rect>
        <draw:connector draw:style-name="gr7" draw:text-style-name="P1" draw:layer="layout" draw:type="line" svg:x1="9.582cm" svg:y1="1.776cm" svg:x2="9.603cm" svg:y2="2.817cm" draw:start-shape="id1" draw:start-glue-point="2" draw:end-shape="id2" draw:end-glue-point="4" svg:d="m9582 1776 21 1041">
          <text:p/>
        </draw:connector>
        <draw:connector draw:style-name="gr7" draw:text-style-name="P1" draw:layer="layout" svg:x1="11.993cm" svg:y1="4.238cm" svg:x2="12.916cm" svg:y2="6.556cm" draw:start-shape="id2" draw:start-glue-point="7" draw:end-shape="id3" draw:end-glue-point="0" svg:d="m11993 4238h923v2318">
          <text:p/>
        </draw:connector>
        <draw:connector draw:style-name="gr8" draw:text-style-name="P5" draw:layer="layout" svg:x1="3.743cm" svg:y1="7.439cm" svg:x2="2.322cm" svg:y2="5.62cm" draw:start-shape="id4" draw:start-glue-point="3" draw:end-shape="id5" svg:d="m3743 7439h-1421v-1819">
          <text:p/>
        </draw:connector>
        <draw:connector draw:style-name="gr7" draw:text-style-name="P1" draw:layer="layout" svg:x1="6.315cm" svg:y1="8.324cm" svg:x2="6.293cm" svg:y2="9.318cm" draw:start-shape="id4" draw:start-glue-point="2" draw:end-shape="id6" draw:end-glue-point="0" svg:d="m6315 8324v485h-22v509">
          <text:p/>
        </draw:connector>
        <draw:rect draw:style-name="gr2" draw:text-style-name="P4" xml:id="id7" draw:id="id7" draw:layer="layout" svg:width="4.445cm" svg:height="1.137cm" svg:x="0.101cm" svg:y="2.423cm">
          <text:p text:style-name="P3"><text:span text:style-name="T2">Модули</text:span></text:p>
        </draw:rect>
        <draw:connector draw:style-name="gr8" draw:text-style-name="P5" draw:layer="layout" draw:line-skew="0.432cm" svg:x1="7.213cm" svg:y1="4.238cm" svg:x2="4.546cm" svg:y2="2.991cm" draw:start-shape="id2" draw:start-glue-point="5" draw:end-shape="id7" svg:d="m7213 4238h-901v-1247h-1766">
          <text:p/>
        </draw:connector>
        <draw:connector draw:style-name="gr7" draw:text-style-name="P1" draw:layer="layout" svg:x1="15.489cm" svg:y1="7.44cm" svg:x2="16.823cm" svg:y2="5.082cm" draw:start-shape="id3" draw:start-glue-point="1" draw:end-shape="id8" svg:d="m15489 7440h1334v-2358">
          <text:p/>
        </draw:connector>
        <draw:connector draw:style-name="gr8" draw:text-style-name="P5" draw:layer="layout" svg:x1="12.757cm" svg:y1="0.938cm" svg:x2="14.598cm" svg:y2="0.942cm" draw:start-shape="id1" draw:start-glue-point="1" draw:end-shape="id9" draw:end-glue-point="3" svg:d="m12757 938h933v4h908">
          <text:p/>
        </draw:connector>
        <draw:connector draw:style-name="gr7" draw:text-style-name="P1" draw:layer="layout" svg:x1="19.046cm" svg:y1="4.513cm" svg:x2="20.707cm" svg:y2="4.514cm" draw:start-shape="id8" draw:start-glue-point="1" draw:end-shape="id10" draw:end-glue-point="3" svg:d="m19046 4513h831v1h830">
          <text:p/>
        </draw:connector>
        <draw:connector draw:style-name="gr7" draw:text-style-name="P1" draw:layer="layout" svg:x1="23.16cm" svg:y1="5.372cm" svg:x2="23.155cm" svg:y2="6.632cm" draw:start-shape="id10" draw:start-glue-point="2" draw:end-shape="id11" draw:end-glue-point="0" svg:d="m23160 5372v630h-5v630">
          <text:p/>
        </draw:connector>
        <draw:connector draw:style-name="gr7" draw:text-style-name="P1" draw:layer="layout" svg:x1="23.155cm" svg:y1="8.324cm" svg:x2="23.151cm" svg:y2="9.322cm" draw:start-shape="id11" draw:start-glue-point="2" draw:end-shape="id12" draw:end-glue-point="0" svg:d="m23155 8324v499h-4v499">
          <text:p/>
        </draw:connector>
        <draw:connector draw:style-name="gr7" draw:text-style-name="P1" draw:layer="layout" svg:x1="20.149cm" svg:y1="10.311cm" svg:x2="17.488cm" svg:y2="10.308cm" draw:start-shape="id12" draw:start-glue-point="3" draw:end-shape="id13" draw:end-glue-point="1" svg:d="m20149 10311h-1318v-3h-1343">
          <text:p/>
        </draw:connector>
        <draw:rect draw:style-name="gr6" draw:text-style-name="P6" xml:id="id14" draw:id="id14" draw:layer="layout" svg:width="6.25cm" svg:height="1.137cm" svg:x="7.328cm" svg:y="11.984cm">
          <text:p text:style-name="P1"><text:span text:style-name="T3">Сборка в один объект</text:span></text:p>
        </draw:rect>
        <draw:connector draw:style-name="gr7" draw:text-style-name="P1" draw:layer="layout" svg:x1="6.293cm" svg:y1="11.297cm" svg:x2="7.328cm" svg:y2="12.552cm" draw:start-shape="id6" draw:start-glue-point="2" draw:end-shape="id14" draw:end-glue-point="3" svg:d="m6293 11297v1255h1035">
          <text:p/>
        </draw:connector>
        <draw:connector draw:style-name="gr7" draw:text-style-name="P1" draw:layer="layout" svg:x1="14.485cm" svg:y1="11.298cm" svg:x2="13.578cm" svg:y2="12.552cm" draw:start-shape="id13" draw:start-glue-point="2" draw:end-shape="id14" draw:end-glue-point="1" svg:d="m14485 11298v1254h-907">
          <text:p/>
        </draw:connector>
        <draw:circle draw:style-name="gr9" draw:text-style-name="P1" draw:layer="layout" svg:width="1.016cm" svg:height="1.016cm" svg:x="1.902cm" svg:y="8.788cm">
          <text:p text:style-name="P1">7</text:p>
        </draw:circle>
        <draw:circle draw:style-name="gr9" draw:text-style-name="P6" draw:layer="layout" svg:width="1.016cm" svg:height="1.016cm" svg:x="11.002cm" svg:y="8.788cm">
          <text:p text:style-name="P1"><text:span text:style-name="T3">6</text:span></text:p>
        </draw:circle>
        <draw:circle draw:style-name="gr10" draw:text-style-name="P1" draw:layer="layout" svg:width="1.016cm" svg:height="1.016cm" svg:x="3.235cm" svg:y="6.065cm">
          <text:p text:style-name="P1">1</text:p>
        </draw:circle>
        <draw:circle draw:style-name="gr11" draw:text-style-name="P1" draw:layer="layout" svg:width="1.016cm" svg:height="1.016cm" svg:x="9.835cm" svg:y="6.065cm">
          <text:p text:style-name="P1">1</text:p>
        </draw:circle>
        <draw:circle draw:style-name="gr11" draw:text-style-name="P1" draw:layer="layout" svg:width="1.016cm" svg:height="1.016cm" svg:x="14.107cm" svg:y="3.475cm">
          <text:p text:style-name="P1">2</text:p>
        </draw:circle>
        <draw:circle draw:style-name="gr11" draw:text-style-name="P1" draw:layer="layout" svg:width="1.016cm" svg:height="1.016cm" svg:x="20.207cm" svg:y="3.175cm">
          <text:p text:style-name="P1">3</text:p>
        </draw:circle>
        <draw:circle draw:style-name="gr11" draw:text-style-name="P1" draw:layer="layout" svg:width="1.016cm" svg:height="1.016cm" svg:x="20.609cm" svg:y="6.116cm">
          <text:p text:style-name="P1">4</text:p>
        </draw:circle>
        <draw:circle draw:style-name="gr11" draw:text-style-name="P1" draw:layer="layout" svg:width="1.016cm" svg:height="1.016cm" svg:x="19.644cm" svg:y="8.809cm">
          <text:p text:style-name="P1">5</text:p>
        </draw:circle>
        <draw:circle draw:style-name="gr11" draw:text-style-name="P7" draw:layer="layout" svg:width="0.762cm" svg:height="0.762cm" svg:x="13.209cm" svg:y="12.716cm">
          <text:p text:style-name="P1"><text:span text:style-name="T4">8</text:span></text:p>
        </draw:circle>
        <draw:connector draw:style-name="gr8" draw:text-style-name="P1" draw:layer="layout" svg:x1="7.213cm" svg:y1="4.238cm" svg:x2="6.315cm" svg:y2="6.555cm" draw:start-shape="id2" draw:start-glue-point="5" draw:end-shape="id4" draw:end-glue-point="0" svg:d="m7213 4238h-898v231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238cm" fo:page-height="13.6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7-20T15:48:12</meta:creation-date>
    <dc:date>2011-07-20T15:50:45</dc:date>
    <meta:editing-duration>PT2M33S</meta:editing-duration>
    <meta:editing-cycles>1</meta:editing-cycles>
    <meta:document-statistic meta:object-count="37"/>
    <meta:generator>LibreOffice/3.3$Unix LibreOffice_project/330m19$Build-301</meta:generator>
  </office:meta>
</office:document-meta>
</file>